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atient ID</text:p>
          </table:table-cell>
          <table:table-cell office:value-type="string" calcext:value-type="string">
            <text:p>hospital code</text:p>
          </table:table-cell>
          <table:table-cell table:style-name="Default" office:value-type="string" calcext:value-type="string">
            <text:p>birth d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ime point</text:p>
          </table:table-cell>
          <table:table-cell table:style-name="Default" office:value-type="string" calcext:value-type="string">
            <text:p>sample collection date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body mass Z-score</text:p>
          </table:table-cell>
          <table:table-cell office:value-type="string" calcext:value-type="string">
            <text:p>catch-up </text:p>
          </table:table-cell>
          <table:table-cell office:value-type="string" calcext:value-type="string">
            <text:p>birth mode</text:p>
          </table:table-cell>
          <table:table-cell office:value-type="string" calcext:value-type="string">
            <text:p>feeding mode</text:p>
          </table:table-cell>
          <table:table-cell office:value-type="string" calcext:value-type="string">
            <text:p>probiotics</text:p>
          </table:table-cell>
          <table:table-cell office:value-type="string" calcext:value-type="string">
            <text:p>antibiotics</text:p>
          </table:table-cell>
          <table:table-cell table:style-name="Default" office:value-type="string" calcext:value-type="string">
            <text:p>mother's birth date</text:p>
          </table:table-cell>
          <table:table-cell office:value-type="string" calcext:value-type="string">
            <text:p>mother's age at delivery</text:p>
          </table:table-cell>
          <table:table-cell office:value-type="string" calcext:value-type="string">
            <text:p>maternal body mass before pregnancy</text:p>
          </table:table-cell>
          <table:table-cell office:value-type="string" calcext:value-type="string">
            <text:p>maternal body mass at delivery</text:p>
          </table:table-cell>
          <table:table-cell office:value-type="string" calcext:value-type="string">
            <text:p>mother's height</text:p>
          </table:table-cell>
          <table:table-cell office:value-type="string" calcext:value-type="string">
            <text:p>mother’s pre-pregnancy BMI</text:p>
          </table:table-cell>
          <table:table-cell office:value-type="string" calcext:value-type="string">
            <text:p>pre-pregnancy BMI category</text:p>
          </table:table-cell>
          <table:table-cell office:value-type="string" calcext:value-type="string">
            <text:p>difference in body mass at delivery</text:p>
          </table:table-cell>
          <table:table-cell office:value-type="string" calcext:value-type="string">
            <text:p>category of difference in body mass at delivery</text:p>
          </table:table-cell>
          <table:table-cell office:value-type="string" calcext:value-type="string">
            <text:p>pregnancy order</text:p>
          </table:table-cell>
          <table:table-cell office:value-type="string" calcext:value-type="string">
            <text:p>maternal illness during pregnancy</text:p>
          </table:table-cell>
          <table:table-cell office:value-type="string" calcext:value-type="string">
            <text:p>maternal antibiotics during pregnancy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number of run and barcode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HC1</text:p>
          </table:table-cell>
          <table:table-cell office:value-type="date" office:date-value="1920-01-01" calcext:value-type="date">
            <text:p>1920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onium</text:p>
          </table:table-cell>
          <table:table-cell table:formula="of:=[.C2]" office:value-type="date" office:date-value="1920-01-01" calcext:value-type="date">
            <text:p>1920-01-01</text:p>
          </table:table-cell>
          <table:table-cell office:value-type="float" office:value="3600" calcext:value-type="float">
            <text:p>3600</text:p>
          </table:table-cell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00-01-01" calcext:value-type="date">
            <text:p>1900-01-01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 table:formula="of:=[.P2]/[.R2]^2" office:value-type="float" office:value="19.53125" calcext:value-type="float">
            <text:p>19.53125</text:p>
          </table:table-cell>
          <table:table-cell office:value-type="float" office:value="2" calcext:value-type="float">
            <text:p>2</text:p>
          </table:table-cell>
          <table:table-cell table:formula="of:=[.Q2]-[.P2]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taG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1_bar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HC2</text:p>
          </table:table-cell>
          <table:table-cell office:value-type="date" office:date-value="1920-01-02" calcext:value-type="date">
            <text:p>1920-0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onium</text:p>
          </table:table-cell>
          <table:table-cell table:formula="of:=[.C3]" office:value-type="date" office:date-value="1920-01-02" calcext:value-type="date">
            <text:p>1920-01-02</text:p>
          </table:table-cell>
          <table:table-cell office:value-type="float" office:value="3600" calcext:value-type="float">
            <text:p>360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00-01-02" calcext:value-type="date">
            <text:p>1900-01-0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 table:formula="of:=[.P3]/[.R3]^2" office:value-type="float" office:value="19.53125" calcext:value-type="float">
            <text:p>19.53125</text:p>
          </table:table-cell>
          <table:table-cell office:value-type="float" office:value="2" calcext:value-type="float">
            <text:p>2</text:p>
          </table:table-cell>
          <table:table-cell table:formula="of:=[.Q3]-[.P3]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taG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1_bar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HC3</text:p>
          </table:table-cell>
          <table:table-cell office:value-type="date" office:date-value="1920-01-03" calcext:value-type="date">
            <text:p>1920-01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onium</text:p>
          </table:table-cell>
          <table:table-cell table:formula="of:=[.C4]" office:value-type="date" office:date-value="1920-01-03" calcext:value-type="date">
            <text:p>1920-01-03</text:p>
          </table:table-cell>
          <table:table-cell office:value-type="float" office:value="3600" calcext:value-type="float">
            <text:p>3600</text:p>
          </table:table-cell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00-01-03" calcext:value-type="date">
            <text:p>1900-01-0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 table:formula="of:=[.P4]/[.R4]^2" office:value-type="float" office:value="19.53125" calcext:value-type="float">
            <text:p>19.53125</text:p>
          </table:table-cell>
          <table:table-cell office:value-type="float" office:value="2" calcext:value-type="float">
            <text:p>2</text:p>
          </table:table-cell>
          <table:table-cell table:formula="of:=[.Q4]-[.P4]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taG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1_bar3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HC4</text:p>
          </table:table-cell>
          <table:table-cell office:value-type="date" office:date-value="1920-01-04" calcext:value-type="date">
            <text:p>1920-01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onium</text:p>
          </table:table-cell>
          <table:table-cell table:formula="of:=[.C5]" office:value-type="date" office:date-value="1920-01-04" calcext:value-type="date">
            <text:p>1920-01-04</text:p>
          </table:table-cell>
          <table:table-cell office:value-type="float" office:value="3600" calcext:value-type="float">
            <text:p>360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00-01-04" calcext:value-type="date">
            <text:p>1900-01-0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 table:formula="of:=[.P5]/[.R5]^2" office:value-type="float" office:value="19.53125" calcext:value-type="float">
            <text:p>19.53125</text:p>
          </table:table-cell>
          <table:table-cell office:value-type="float" office:value="2" calcext:value-type="float">
            <text:p>2</text:p>
          </table:table-cell>
          <table:table-cell table:formula="of:=[.Q5]-[.P5]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taG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1_bar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HC5</text:p>
          </table:table-cell>
          <table:table-cell office:value-type="date" office:date-value="1920-01-05" calcext:value-type="date">
            <text:p>1920-01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onium</text:p>
          </table:table-cell>
          <table:table-cell table:formula="of:=[.C6]" office:value-type="date" office:date-value="1920-01-05" calcext:value-type="date">
            <text:p>1920-01-05</text:p>
          </table:table-cell>
          <table:table-cell office:value-type="float" office:value="2000" calcext:value-type="float">
            <text:p>2000</text:p>
          </table:table-cell>
          <table:table-cell office:value-type="float" office:value="-3.09" calcext:value-type="float">
            <text:p>-3.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1900-01-05" calcext:value-type="date">
            <text:p>1900-01-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table:formula="of:=[.P6]/[.R6]^2" office:value-type="float" office:value="15.625" calcext:value-type="float">
            <text:p>15.625</text:p>
          </table:table-cell>
          <table:table-cell office:value-type="float" office:value="1" calcext:value-type="float">
            <text:p>1</text:p>
          </table:table-cell>
          <table:table-cell table:formula="of:=[.Q6]-[.P6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G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2_bar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HC6</text:p>
          </table:table-cell>
          <table:table-cell office:value-type="date" office:date-value="1920-01-06" calcext:value-type="date">
            <text:p>1920-01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onium</text:p>
          </table:table-cell>
          <table:table-cell table:formula="of:=[.C7]" office:value-type="date" office:date-value="1920-01-06" calcext:value-type="date">
            <text:p>1920-01-06</text:p>
          </table:table-cell>
          <table:table-cell office:value-type="float" office:value="2000" calcext:value-type="float">
            <text:p>2000</text:p>
          </table:table-cell>
          <table:table-cell office:value-type="float" office:value="-3.21" calcext:value-type="float">
            <text:p>-3.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1900-01-06" calcext:value-type="date">
            <text:p>1900-01-0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table:formula="of:=[.P7]/[.R7]^2" office:value-type="float" office:value="15.625" calcext:value-type="float">
            <text:p>15.625</text:p>
          </table:table-cell>
          <table:table-cell office:value-type="float" office:value="1" calcext:value-type="float">
            <text:p>1</text:p>
          </table:table-cell>
          <table:table-cell table:formula="of:=[.Q7]-[.P7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G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2_bar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HC7</text:p>
          </table:table-cell>
          <table:table-cell office:value-type="date" office:date-value="1920-01-07" calcext:value-type="date">
            <text:p>1920-01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onium</text:p>
          </table:table-cell>
          <table:table-cell table:formula="of:=[.C8]" office:value-type="date" office:date-value="1920-01-07" calcext:value-type="date">
            <text:p>1920-01-07</text:p>
          </table:table-cell>
          <table:table-cell office:value-type="float" office:value="2000" calcext:value-type="float">
            <text:p>2000</text:p>
          </table:table-cell>
          <table:table-cell office:value-type="float" office:value="-3.09" calcext:value-type="float">
            <text:p>-3.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1900-01-07" calcext:value-type="date">
            <text:p>1900-01-0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table:formula="of:=[.P8]/[.R8]^2" office:value-type="float" office:value="15.625" calcext:value-type="float">
            <text:p>15.625</text:p>
          </table:table-cell>
          <table:table-cell office:value-type="float" office:value="1" calcext:value-type="float">
            <text:p>1</text:p>
          </table:table-cell>
          <table:table-cell table:formula="of:=[.Q8]-[.P8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G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2_bar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HC8</text:p>
          </table:table-cell>
          <table:table-cell office:value-type="date" office:date-value="1920-01-08" calcext:value-type="date">
            <text:p>1920-01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onium</text:p>
          </table:table-cell>
          <table:table-cell table:formula="of:=[.C9]" office:value-type="date" office:date-value="1920-01-08" calcext:value-type="date">
            <text:p>1920-01-08</text:p>
          </table:table-cell>
          <table:table-cell office:value-type="float" office:value="2000" calcext:value-type="float">
            <text:p>2000</text:p>
          </table:table-cell>
          <table:table-cell office:value-type="float" office:value="-3.21" calcext:value-type="float">
            <text:p>-3.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1900-01-08" calcext:value-type="date">
            <text:p>1900-01-0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table:formula="of:=[.P9]/[.R9]^2" office:value-type="float" office:value="15.625" calcext:value-type="float">
            <text:p>15.625</text:p>
          </table:table-cell>
          <table:table-cell office:value-type="float" office:value="1" calcext:value-type="float">
            <text:p>1</text:p>
          </table:table-cell>
          <table:table-cell table:formula="of:=[.Q9]-[.P9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G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2_bar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8:40:01.039222193</meta:creation-date>
    <dc:date>2024-12-12T19:26:33.336204533</dc:date>
    <meta:editing-duration>PT46M29S</meta:editing-duration>
    <meta:editing-cycles>7</meta:editing-cycles>
    <meta:generator>LibreOffice/7.4.7.2$Linux_X86_64 LibreOffice_project/40$Build-2</meta:generator>
    <meta:document-statistic meta:table-count="1" meta:cell-count="248" meta:object-count="0"/>
  </office:meta>
</office:document-meta>
</file>